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1DCE1EB061C58F6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049c0c" officeooo:paragraph-rsid="00049c0c" style:font-size-asian="20pt" style:font-size-complex="20pt"/>
    </style:style>
    <style:style style:name="P2" style:family="paragraph" style:parent-style-name="Standard">
      <style:text-properties style:font-name="Calibri" fo:font-size="20pt" officeooo:rsid="0008c232" officeooo:paragraph-rsid="0008c232" style:font-size-asian="20pt" style:font-size-complex="20pt"/>
    </style:style>
    <style:style style:name="P3" style:family="paragraph" style:parent-style-name="Standard">
      <style:text-properties style:font-name="Calibri" fo:font-size="20pt" officeooo:rsid="0008c232" officeooo:paragraph-rsid="0009d46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8pt" officeooo:rsid="0008c232" officeooo:paragraph-rsid="0008c232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48pt" officeooo:rsid="000ce070" officeooo:paragraph-rsid="000ce070" style:font-size-asian="48pt" style:font-size-complex="48pt"/>
    </style:style>
    <style:style style:name="P6" style:family="paragraph" style:parent-style-name="Standard">
      <style:paragraph-properties fo:line-height="150%"/>
      <style:text-properties style:font-name="Calibri" fo:font-size="13pt" fo:font-weight="bold" officeooo:rsid="0009d462" officeooo:paragraph-rsid="0009d462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Calibri" officeooo:paragraph-rsid="000c1b30"/>
    </style:style>
    <style:style style:name="P9" style:family="paragraph" style:parent-style-name="Heading_20_1">
      <style:text-properties style:font-name="Calibri" officeooo:paragraph-rsid="000eb918"/>
    </style:style>
    <style:style style:name="P10" style:family="paragraph" style:parent-style-name="Heading_20_1">
      <style:text-properties style:font-name="Calibri"/>
    </style:style>
    <style:style style:name="P11" style:family="paragraph" style:parent-style-name="Heading_20_1">
      <style:paragraph-properties fo:break-before="page"/>
      <style:text-properties style:font-name="Calibri"/>
    </style:style>
    <style:style style:name="P12" style:family="paragraph" style:parent-style-name="Heading_20_2">
      <style:text-properties style:font-name="Calibri" fo:font-size="18pt" officeooo:rsid="0008c232" officeooo:paragraph-rsid="000c1b30" style:font-size-asian="20pt" style:font-size-complex="20pt"/>
    </style:style>
    <style:style style:name="P13" style:family="paragraph" style:parent-style-name="Heading_20_2">
      <style:text-properties style:font-name="Calibri"/>
    </style:style>
    <style:style style:name="P14" style:family="paragraph" style:parent-style-name="Heading_20_2">
      <style:paragraph-properties style:writing-mode="lr-tb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officeooo:paragraph-rsid="0009d462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Text_20_body">
      <style:text-properties style:font-name="Calibri"/>
    </style:style>
    <style:style style:name="P18" style:family="paragraph" style:parent-style-name="Text_20_body" style:list-style-name="L1">
      <style:text-properties style:font-name="Calibri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/>
    </style:style>
    <style:style style:name="P21" style:family="paragraph" style:parent-style-name="Text_20_body">
      <style:paragraph-properties fo:margin-top="0cm" fo:margin-bottom="0cm" style:contextual-spacing="false" style:writing-mode="lr-tb"/>
    </style:style>
    <style:style style:name="P22" style:family="paragraph" style:parent-style-name="Text_20_body">
      <style:paragraph-properties fo:margin-top="0cm" fo:margin-bottom="0cm" style:contextual-spacing="false" style:writing-mode="lr-tb"/>
      <style:text-properties style:font-name="Calibri" fo:font-size="13pt" fo:font-weight="bold" officeooo:rsid="0030ac8d" style:font-size-asian="13pt" style:font-weight-asian="bold" style:font-size-complex="13pt" style:font-weight-complex="bold"/>
    </style:style>
    <style:style style:name="T1" style:family="text">
      <style:text-properties officeooo:rsid="0009d462"/>
    </style:style>
    <style:style style:name="T2" style:family="text">
      <style:text-properties officeooo:rsid="0031779f"/>
    </style:style>
    <style:style style:name="T3" style:family="text">
      <style:text-properties style:font-name="Calibri" fo:font-size="13pt" fo:font-weight="bold" officeooo:rsid="0030ac8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5">Design Digital</text:p>
      <text:p text:style-name="P2"/>
      <text:p text:style-name="P2"/>
      <text:p text:style-name="P2">Etapa:</text:p>
      <text:p text:style-name="P2"/>
      <text:h text:style-name="P9" text:outline-level="1">Arquitetura da Informação - tarefa 1</text:h>
      <text:p text:style-name="P8"/>
      <text:h text:style-name="P12" text:outline-level="2"/>
      <text:p text:style-name="P3"/>
      <text:p text:style-name="P3"/>
      <text:p text:style-name="P6"><text:tab/>Matéria: <text:tab/>Design Digital</text:p>
      <text:p text:style-name="P6"><text:tab/>Docente: <text:tab/>Larissa Pavarini da Luz</text:p>
      <text:p text:style-name="P7"><text:tab/>Curso:<text:tab/><text:tab/> DSM – Desenvolvimento de Software Multiplataforma</text:p>
      <text:p text:style-name="P7"><text:tab/><text:span text:style-name="T2">Faculdade:<text:tab/></text:span>FATEC 130 – “Estudante Ra<text:span text:style-name="T2">fael Almeida Camarinha” – </text:span>Marília <text:span text:style-name="T2">(SP)</text:span></text:p>
      <text:p text:style-name="P7"/>
      <text:p text:style-name="P7"><text:span text:style-name="T2"><text:tab/>Aluno</text:span><text:span text:style-name="T1">s</text:span><text:span text:style-name="T2">:<text:tab/></text:span><text:span text:style-name="T1">Anna Carla Berbel</text:span></text:p>
      <text:p text:style-name="P7"><text:tab/><text:tab/><text:tab/>Carlos Alberto Furlan</text:p>
      <text:p text:style-name="P15"><text:span text:style-name="T3"><text:tab/><text:tab/><text:tab/>João Guilherme Buriola de Freitas</text:span></text:p>
      <text:p text:style-name="P15"><text:span text:style-name="T3"/></text:p>
      <text:p text:style-name="P15"/>
      <text:h text:style-name="P11" text:outline-level="1"/>
      <text:h text:style-name="P10" text:outline-level="1"><text:bookmark text:name="assignmentViewerStudentButtons"/>Arquitetura da Informação - tarefa 1</text:h>
      <text:p text:style-name="P17">Vence 13 de junho de 2024 às 23:59</text:p>
      <text:h text:style-name="P13" text:outline-level="2"/>
      <text:h text:style-name="P13" text:outline-level="2">Instruções</text:h>
      <text:p text:style-name="P17">Desenvolver os seguintes pontos da arquitetura da informação para o projeto:</text:p>
      <text:p text:style-name="P17"/>
      <text:list xml:id="list2677723479" text:style-name="L1">
        <text:list-item>
          <text:p text:style-name="P20">SiteMap</text:p>
        </text:list-item>
        <text:list-item>
          <text:p text:style-name="P20">Fluxo de desenvolvimento de uma das tarefas do SiteMap</text:p>
        </text:list-item>
        <text:list-item>
          <text:p text:style-name="P18">WireFrame</text:p>
        </text:list-item>
      </text:list>
      <text:p text:style-name="P17"/>
      <text:p text:style-name="P17">Lembrando que todos agora devem conter as técnicas apresentadas da Arquitetura da Informação apresentadas em aula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1"><draw:image xlink:href="Pictures/100002010000049D000000EC1DCE1EB061C58F6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5-23T10:46:13.600000000</dc:date>
    <meta:editing-duration>PT30M2S</meta:editing-duration>
    <meta:editing-cycles>8</meta:editing-cycles>
    <meta:generator>LibreOffice/7.0.1.2$Windows_X86_64 LibreOffice_project/7cbcfc562f6eb6708b5ff7d7397325de9e764452</meta:generator>
    <meta:print-date>2024-03-28T11:08:07.677000000</meta:print-date>
    <meta:document-statistic meta:table-count="0" meta:image-count="1" meta:object-count="0" meta:page-count="2" meta:paragraph-count="18" meta:word-count="100" meta:character-count="681" meta:non-whitespace-character-count="584"/>
  </office:meta>
</office:document-meta>
</file>